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indent="1cm" style:auto-text-indent="false"/>
    </style:style>
    <style:style style:name="P4" style:family="paragraph" style:parent-style-name="Standard">
      <style:paragraph-properties fo:margin-left="0cm" fo:margin-right="0cm" fo:line-height="110%" fo:text-align="center" style:justify-single-word="false" fo:text-indent="1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4">Транскордонний Центр автомобільних досліджень (TCAR)</text:p>
      <text:p text:style-name="P4">Інженерно-дослідний центр, Університет Брайтона</text:p>
      <text:p text:style-name="P4">Брайтон, Великобританія</text:p>
      <text:p text:style-name="P4">R.J.Howlett @ Brighton.ac.uk</text:p>
      <text:p text:style-name="P4"></text:p>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3"></text:p>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18T19:09:59</dc:date>
    <meta:editing-duration>PT5M30S</meta:editing-duration>
    <meta:editing-cycles>6</meta:editing-cycles>
    <meta:generator>LibreOffice/3.5$Linux_x86 LibreOffice_project/350m1$Build-13</meta:generator>
    <meta:document-statistic meta:table-count="0" meta:image-count="0" meta:object-count="0" meta:page-count="2" meta:paragraph-count="13" meta:word-count="589" meta:character-count="4601" meta:non-whitespace-character-count="4009"/>
  </office:meta>
</office:document-meta>
</file>